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ojet 8 - Créez une plate-forme pour amateurs de Nutella</text:p>
      <text:p text:style-name="Author">Étudiant : Guillaume OJARDIAS</text:p>
      <text:p text:style-name="Author">Mentor : Erwan KERIBIN</text:p>
      <text:p text:style-name="Author">Mentor évaluateur : Babacar SYLLA</text:p>
      <text:h text:style-name="Heading_20_1" text:outline-level="1"><text:bookmark-start text:name="i.-présentation"/>I. Présentation<text:bookmark-end text:name="i.-présentation"/></text:h>
      <text:p text:style-name="First_20_paragraph">Ce projet reprend les fondements du projet 5 : utiliser l’API proposé par <text:a xlink:type="simple" xlink:href="https://fr.openfoodfacts.org/" office:name=""><text:span text:style-name="Definition"><text:span text:style-name="T1">Open Food Facts</text:span></text:span></text:a> pour proposer à l’utilisateur·rice un produit de substitut au produit qu’il·elle recherche dans la base de données.</text:p>
      <text:p text:style-name="Text_20_body">La particularité sur ce huitième projet : l’utilisation du <text:span text:style-name="T1">framework</text:span> <text:a xlink:type="simple" xlink:href="https://www.djangoproject.com/" office:name=""><text:span text:style-name="Definition"><text:span text:style-name="T1">Django</text:span></text:span></text:a> pour la réalisation d’une interface Web.</text:p>
      <text:p text:style-name="Text_20_body">Les fonctionnalités minimales demandées sont les suivantes :</text:p>
      <text:list text:style-name="L1">
        <text:list-item>
          <text:p text:style-name="P1">permettre à l’utilisateur·rice d’avoir un compte ;</text:p>
        </text:list-item>
        <text:list-item>
          <text:p text:style-name="P1">voir les substituts proposé sur une page ;</text:p>
        </text:list-item>
        <text:list-item>
          <text:p text:style-name="P1">permettre de sauvegarder un favoris, consultable sur la page “<text:span text:style-name="T1">Mes Aliments</text:span>” de l’utilisateur·rice ;</text:p>
        </text:list-item>
        <text:list-item>
          <text:p text:style-name="P1">utiliser un template et une charte graphique.</text:p>
        </text:list-item>
      </text:list>
      <text:h text:style-name="Heading_20_2" text:outline-level="2"><text:bookmark-start text:name="i.1.-liens-du-projets"/>I.1. Liens du projets<text:bookmark-end text:name="i.1.-liens-du-projets"/></text:h>
      <text:list text:style-name="L2">
        <text:list-item>
          <text:p text:style-name="P2">Le code source du projet est disponible sur la plate-forme GitHub à cette adresse : <text:a xlink:type="simple" xlink:href="https://github.com/GuillaumeOj/Pur-Beurre" office:name=""><text:span text:style-name="Definition"><text:span text:style-name="T1">https://github.com/GuillaumeOj/Pur-Beurre</text:span></text:span></text:a>.</text:p>
        </text:list-item>
        <text:list-item>
          <text:p text:style-name="P2">Le site est visible en ligne à cette adresse : <text:a xlink:type="simple" xlink:href="http://projet-8.ojardias.io/" office:name=""><text:span text:style-name="Definition"><text:span text:style-name="T1">http://projet-8.ojardias.io/</text:span></text:span></text:a>.</text:p>
        </text:list-item>
        <text:list-item>
          <text:p text:style-name="P2">Le Trello du projet est accessible ici : <text:a xlink:type="simple" xlink:href="https://trello.com/b/TWtodZpE/purbeurre" office:name=""><text:span text:style-name="Definition"><text:span text:style-name="T1">https://trello.com/b/TWtodZpE/purbeurre</text:span></text:span></text:a>.</text:p>
        </text:list-item>
      </text:list>
      <text:h text:style-name="Heading_20_1" text:outline-level="1"><text:bookmark-start text:name="ii.-démarche-de-création"/>II. Démarche de création<text:bookmark-end text:name="ii.-démarche-de-création"/></text:h>
      <text:p text:style-name="First_20_paragraph">Pour réaliser le projet, j’ai suivi les étapes suivantes :</text:p>
      <text:list text:style-name="L3">
        <text:list-item>
          <text:p text:style-name="P3">initialisation du projet Django ;</text:p>
        </text:list-item>
        <text:list-item>
          <text:p text:style-name="P3">mise en place du système de gestion utilisateur ;</text:p>
        </text:list-item>
        <text:list-item>
          <text:p text:style-name="P3">création des modèles de données (<text:span text:style-name="Source_Text">Product</text:span> et <text:span text:style-name="Source_Text">Category</text:span>) ;</text:p>
        </text:list-item>
        <text:list-item>
          <text:p text:style-name="P3">insertion des produits de la base de données Open Food Facts grâce à une commande personnalisée (<text:span text:style-name="Source_Text">init_db</text:span>) ;</text:p>
        </text:list-item>
        <text:list-item>
          <text:p text:style-name="P3">recherche d’un substitut en fonction du produit recherché par l’utilisateur·rice ;</text:p>
        </text:list-item>
        <text:list-item>
          <text:p text:style-name="P3">ajout de la fonctionnalité de favoris et du modèle associé (<text:span text:style-name="Source_Text">Favorite</text:span>).</text:p>
        </text:list-item>
      </text:list>
      <text:h text:style-name="Heading_20_2" text:outline-level="2"><text:bookmark-start text:name="ii.1-algorithme-de-recherche-dun-substitut"/>II.1 Algorithme de recherche d’un substitut<text:bookmark-end text:name="ii.1-algorithme-de-recherche-dun-substitut"/></text:h>
      <text:p text:style-name="First_20_paragraph">Pour être le plus précis possible et afin de proposer à l’utilisateur·rice un produit meilleur que le produit initial, l’algorithme de recherche se base sur deux critères :</text:p>
      <text:list text:style-name="L4">
        <text:list-item>
          <text:p text:style-name="P4">le nombre de catégories en commun ;</text:p>
        </text:list-item>
        <text:list-item>
          <text:p text:style-name="P4">le nutriscore.</text:p>
        </text:list-item>
      </text:list>
      <text:p text:style-name="First_20_paragraph">Le but est d’avoir le plus grand nombre de <text:span text:style-name="T2">catégories en commun</text:span> et un <text:span text:style-name="T2">nutriscore</text:span> inférieur pour le substitut par rapport au produit recherché.</text:p>
      <text:p text:style-name="Text_20_body">Afin d’avoir de meilleurs résultats, les substituts proposés sont classés comme suit :</text:p>
      <text:list text:style-name="L5">
        <text:list-item>
          <text:p text:style-name="P5">le plus grand nombre de catégories en commun ;</text:p>
        </text:list-item>
        <text:list-item>
          <text:p text:style-name="P5">puis par le nutriscore le plus faible.</text:p>
        </text:list-item>
      </text:list>
      <text:p text:style-name="First_20_paragraph">Ce choix ne permet pas forcément d’obtenir les produits avec un meilleur nutriscore en premier, mais assure que les premiers produits proposés sont le plus proche du produit recherché.</text:p>
      <text:h text:style-name="Heading_20_2" text:outline-level="2"><text:bookmark-start text:name="ii.2.-découpage-du-projet"/>II.2. Découpage du projet<text:bookmark-end text:name="ii.2.-découpage-du-projet"/></text:h>
      <text:p text:style-name="First_20_paragraph">Le découpage du projet s’appuie sur le système d’application de Django. Ainsi, nous avons 6 applications :</text:p>
      <text:list text:style-name="L6">
        <text:list-item>
          <text:p text:style-name="P6"><text:span text:style-name="Source_Text">homepage</text:span> regroupe les pages standards du site (accueil et mentions légales) ;</text:p>
        </text:list-item>
        <text:list-item>
          <text:p text:style-name="P6"><text:span text:style-name="Source_Text">openfoodfacts</text:span> permet la communication avec l’API d’Open Food Facts et assure le remplissage de la base de données ;</text:p>
        </text:list-item>
        <text:list-item>
          <text:p text:style-name="P6"><text:span text:style-name="Source_Text">product</text:span> gère les produits de la base de données ;</text:p>
        </text:list-item>
        <text:list-item>
          <text:p text:style-name="P6"><text:span text:style-name="Source_Text">search</text:span> effectue les différentes recherches dans la base de données ;</text:p>
        </text:list-item>
        <text:list-item>
          <text:p text:style-name="P6"><text:span text:style-name="Source_Text">users</text:span> gère les utilisateurs ;</text:p>
        </text:list-item>
        <text:list-item>
          <text:p text:style-name="P6"><text:span text:style-name="Source_Text">config</text:span> configure le projet (application générée avec la commande <text:span text:style-name="Source_Text">startproject</text:span>).</text:p>
        </text:list-item>
      </text:list>
      <text:p text:style-name="First_20_paragraph">De plus il y a trois répertoires généraux qui sont :</text:p>
      <text:list text:style-name="L7">
        <text:list-item>
          <text:p text:style-name="P7"><text:span text:style-name="Source_Text">static</text:span> pour le stockage des fichiers statiques (CSS, JS, images, etc.) ;</text:p>
        </text:list-item>
        <text:list-item>
          <text:p text:style-name="P7"><text:span text:style-name="Source_Text">tests</text:span> pour regrouper l’ensemble des tests du projet (reproduit la hiérarchie des application du projet) ;</text:p>
        </text:list-item>
        <text:list-item>
          <text:p text:style-name="P7"><text:span text:style-name="Source_Text">templates</text:span> pour le <text:span text:style-name="T1">template</text:span> de base et les <text:span text:style-name="T1">templates</text:span> d’erreur.</text:p>
        </text:list-item>
      </text:list>
      <text:h text:style-name="Heading_20_2" text:outline-level="2"><text:bookmark-start text:name="ii.3.-plan-de-tests"/>II.3. Plan de tests<text:bookmark-end text:name="ii.3.-plan-de-tests"/></text:h>
      <text:p text:style-name="First_20_paragraph">Pour faciliter la mise en place des tests sur le projet, je me suis appuyé sur l’utilisation du <text:span text:style-name="T1">package</text:span> <text:span text:style-name="T2">coverage</text:span>. Ce package m’a permis de mettre en relief les parties du code non couvertes par les tests.</text:p>
      <text:p text:style-name="Text_20_body">Afin de couvrir uniquement les applications créées pour les besoins du projet, j’ai exclu les répertoires <text:span text:style-name="Source_Text">config</text:span> et <text:span text:style-name="Source_Text">migrations</text:span> de l’analyse.</text:p>
      <text:p text:style-name="Text_20_body">Les tests unitaires couvrent principalement deux aspects :</text:p>
      <text:list text:style-name="L8">
        <text:list-item>
          <text:p text:style-name="P8">tests des méthodes de modèle ;</text:p>
        </text:list-item>
        <text:list-item>
          <text:p text:style-name="P8">tests des différentes vues.</text:p>
        </text:list-item>
      </text:list>
      <text:h text:style-name="Heading_20_1" text:outline-level="1"><text:bookmark-start text:name="iii.-bilan"/>III. Bilan<text:bookmark-end text:name="iii.-bilan"/></text:h>
      <text:h text:style-name="Heading_20_2" text:outline-level="2"><text:bookmark-start text:name="iii.1.-découpage-du-projet"/>III.1. Découpage du projet<text:bookmark-end text:name="iii.1.-découpage-du-projet"/></text:h>
      <text:p text:style-name="First_20_paragraph">Le découpage utilisé sur le projet pourrait être revu sur deux points en particulier.</text:p>
      <text:p text:style-name="Text_20_body">Dans un premier temps, il pourrait être intéressant de trouver un nom plus approprié pour l’application <text:span text:style-name="Source_Text">homepage</text:span>. Ce nom était logique au démarrage du projet, car elle devait contenir uniquement la page d’accueil. Seulement, elle est plus vouée à contenir l’ensemble des pages “générales” du site, ainsi <text:span text:style-name="Source_Text">general</text:span> serait plus approprié.</text:p>
      <text:p text:style-name="Text_20_body">Ensuite les <text:span text:style-name="T1">templates</text:span> auraient pu être regroupés dans un répertoire commun pour faciliter le travail. Étant donné le nombre d’applications, il devenait difficile sur la fin du projet de s’y retrouver avec les différents <text:span text:style-name="T1">templates</text:span> disséminés dans chaque application.</text:p>
      <text:h text:style-name="Heading_20_2" text:outline-level="2"><text:bookmark-start text:name="iii.2.-plan-de-tests"/>III.2. Plan de tests<text:bookmark-end text:name="iii.2.-plan-de-tests"/></text:h>
      <text:p text:style-name="First_20_paragraph">Je n’ai pas réalisé mon projet en suivant une méthodologie de travail <text:span text:style-name="T3">Test Driven Development</text:span> pour une raison particulière.</text:p>
      <text:p text:style-name="Text_20_body">Dans ma logique d’apprentissage, j’ai besoin de maîtriser un minimum un sujet pour réussir d’une part, à prendre du recul et d’autre part, à mener une réflexion de construction de projet.</text:p>
      <text:p text:style-name="Text_20_body">Or, lors du démarrage de ce projet, je ne connaissais ni <text:span text:style-name="T2">Django</text:span>, ni l’outil de test <text:span text:style-name="T2">unittest</text:span>. Sur la fin, en revanche, j’ai su surmonter ce blocage, grâce notamment à <text:span text:style-name="T2">coverage</text:span>, à une meilleure maîtrise de <text:span text:style-name="T2">Django</text:span> et à une meilleure compréhension d’<text:span text:style-name="T2">unittest</text:span>.</text:p>
      <text:p text:style-name="Text_20_body">La pertinence et la fiabilité de mes tests pourraient être améliorées de manière significative, cependant, je reste persuadé que ce genre d’exercice deviendra plus naturel au fur et à mesure de mon expérience de développeur.</text:p>
      <text:h text:style-name="Heading_20_2" text:outline-level="2"><text:bookmark-start text:name="iii.3.-utilisation-de-django"/>III.3. Utilisation de Django<text:bookmark-end text:name="iii.3.-utilisation-de-django"/></text:h>
      <text:p text:style-name="First_20_paragraph">L’une des grandes difficultés pour ma part sur cet exercice était l’apprentissage de <text:span text:style-name="T2">Django</text:span>.</text:p>
      <text:p text:style-name="Text_20_body">J’ai ainsi découvert, un <text:span text:style-name="T1">framework</text:span> très complet permettant la réalisation de projets vastes “facilement”. Cependant, la courbe d’apprentissage a été plus longue que ce que j’avais pu imaginer en débutant ce projet de site.</text:p>
      <text:p text:style-name="Text_20_body">J’ai aussi découvert un concept qui m’a beaucoup parlé et qui explique une des raisons pour lesquelles j’ai mis beaucoup de temps avant d’avancer significativement dans la réalisation de ce projet.</text:p>
      <text:p text:style-name="Text_20_body"><text:span text:style-name="T2">Django</text:span> a, pour un débutant, une part importante de magie. C’est-à-dire qu’il intégre de nombreux outils ne demandant qu’a être utilisés par le développeur <text:span text:style-name="T2">out of the box</text:span>.</text:p>
      <text:p text:style-name="Text_20_body">Or, je n’arrive pas à utiliser un outil si je ne comprends pas un minimum son fonctionnement. Mais grâce au coup de pouce d’un étudiant de mon parcours et de mon mentor, j’ai pu débloquer la situation et aller de l’av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t 8 - Créez une plate-forme pour amateurs de Nutella</dc:title>
    <dc:creator>Étudiant : Guillaume OJARDIAS; Mentor : Erwan KERIBIN; Mentor évaluateur : Babacar SYLLA</dc:creator>
    <meta:user-defined meta_name="geometry" meta-value-type="string">margin=1.5cm</meta:user-defined>
    <meta:user-defined meta_name="subtitle" meta-value-type="string">Parcours OpenClassrooms - Développeur d’application Python</meta:user-defined>
  </office:meta>
</office:document-meta>
</file>